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</text:p>
      <text:p text:style-name="Standard">fun </text:p>
      <text:p text:style-name="Standard">fun </text:p>
      <text:p text:style-name="Standard">test</text:p>
      <text:p text:style-name="Standard">base</text:p>
      <text:p text:style-name="Standard">beth</text:p>
      <text:p text:style-name="Standard">Beth</text:p>
      <text:p text:style-name="Standard">Test </text:p>
      <text:p text:style-name="Standard">fun </text:p>
      <text:p text:style-name="Standard">fun </text:p>
      <text:p text:style-name="Standard">test</text:p>
      <text:p text:style-name="Standard">base</text:p>
      <text:p text:style-name="Standard">beth</text:p>
      <text:p text:style-name="Standard">Beth</text:p>
      <text:p text:style-name="Standard">Test </text:p>
      <text:p text:style-name="Standard">fun </text:p>
      <text:p text:style-name="Standard">fun </text:p>
      <text:p text:style-name="Standard">test</text:p>
      <text:p text:style-name="Standard">base</text:p>
      <text:p text:style-name="Standard">beth</text:p>
      <text:p text:style-name="Standard">Beth</text:p>
      <text:p text:style-name="Standard">Test </text:p>
      <text:p text:style-name="Standard">fun </text:p>
      <text:p text:style-name="Standard">fun </text:p>
      <text:p text:style-name="Standard">test</text:p>
      <text:p text:style-name="Standard">base</text:p>
      <text:p text:style-name="Standard">beth</text:p>
      <text:p text:style-name="Standard">Beth</text:p>
      <text:p text:style-name="Standard">Test </text:p>
      <text:p text:style-name="Standard">fun </text:p>
      <text:p text:style-name="Standard">fun </text:p>
      <text:p text:style-name="Standard">test</text:p>
      <text:p text:style-name="Standard">base</text:p>
      <text:p text:style-name="Standard">beth</text:p>
      <text:p text:style-name="Standard">Bet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ansforensics </meta:initial-creator>
    <meta:creation-date>2012-03-25T12:26:28</meta:creation-date>
    <dc:date>2012-03-25T18:03:58</dc:date>
    <dc:creator>sansforensics </dc:creator>
    <meta:editing-duration>PT00H01M41S</meta:editing-duration>
    <meta:editing-cycles>3</meta:editing-cycles>
    <meta:generator>OpenOffice.org/3.1$Linux OpenOffice.org_project/310m19$Build-9420</meta:generator>
    <meta:document-statistic meta:table-count="0" meta:image-count="0" meta:object-count="0" meta:page-count="1" meta:paragraph-count="35" meta:word-count="35" meta:character-count="145"/>
  </office:meta>
</office:document-meta>
</file>